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Nimbus Sans L1" svg:font-family="'Nimbus Sans L1'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13.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2" style:font-name-complex="DejaVu Sans2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DejaVu Sans"/>
    </style:style>
    <style:style style:name="ce5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/>
    </style:style>
    <style:style style:name="ce6" style:family="table-cell" style:parent-style-name="Default" style:data-style-name="N0">
      <style:table-cell-properties fo:background-color="#e6e6e6" fo:border="none"/>
      <style:text-properties style:font-name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/>
    </style:style>
    <style:style style:name="ce9" style:family="table-cell" style:parent-style-name="Default" style:data-style-name="N0">
      <style:table-cell-properties fo:background-color="transparent" fo:border="none"/>
      <style:text-properties style:font-name="DejaVu Sans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/>
    </style:style>
    <style:style style:name="ce11" style:family="table-cell" style:parent-style-name="Default" style:data-style-name="N0">
      <style:text-properties style:font-name="DejaVu Sans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4" style:family="table-cell" style:parent-style-name="Default" style:data-style-name="N0"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5" style:family="table-cell" style:parent-style-name="Default" style:data-style-name="N0">
      <style:text-properties style:font-name="DejaVu Sans" style:font-name-asian="DejaVu Sans2" style:font-name-complex="DejaVu Sans2"/>
    </style:style>
    <style:style style:name="ce16" style:family="table-cell" style:parent-style-name="Default">
      <style:text-properties style:text-outline="false" style:text-line-through-style="none" style:font-name="DejaVu Sans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style:font-name="DejaVu Sans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6e6e6"/>
      <style:text-properties style:text-outline="false" style:text-line-through-style="none" style:font-name="DejaVu Sans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style:font-name="DejaVu Sans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font-name="DejaVu Sans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23" style:family="table-cell" style:parent-style-name="Default" style:data-style-name="N0">
      <style:table-cell-properties fo:background-color="transparent"/>
      <style:text-properties style:font-name="DejaVu Sans" style:font-name-asian="DejaVu Sans2" style:font-name-complex="DejaVu Sans2"/>
    </style:style>
    <style:style style:name="ce2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41.671cm" svg:height="20.023cm" svg:x="6.629cm" svg:y="24.998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5"/>
        <table:table-column table:style-name="co4" table:default-cell-style-name="ce2"/>
        <table:table-column table:style-name="co4" table:default-cell-style-name="ce15"/>
        <table:table-column table:style-name="co4" table:number-columns-repeated="15" table:default-cell-style-name="ce2"/>
        <table:table-column table:style-name="co4" table:number-columns-repeated="1003" table:default-cell-style-name="ce15"/>
        <table:table-column table:style-name="co5" table:default-cell-style-name="ce15"/>
        <table:table-row table:style-name="ro1">
          <table:table-cell table:style-name="ce1" office:value-type="string">
            <text:p>Iteration 3 Burndown Chart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15"/>
          <table:table-cell table:style-name="ce14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22" office:value-type="date" office:date-value="2012-09-19">
            <text:p>19/09/12</text:p>
          </table:table-cell>
          <table:table-cell table:style-name="ce22" office:value-type="date" office:date-value="2012-09-20">
            <text:p>20/09/12</text:p>
          </table:table-cell>
          <table:table-cell table:style-name="ce22" office:value-type="date" office:date-value="2012-09-21">
            <text:p>21/09/12</text:p>
          </table:table-cell>
          <table:table-cell table:style-name="ce22" office:value-type="date" office:date-value="2012-09-22">
            <text:p>22/09/12</text:p>
          </table:table-cell>
          <table:table-cell table:style-name="ce22" office:value-type="date" office:date-value="2012-09-30">
            <text:p>30/09/12</text:p>
          </table:table-cell>
          <table:table-cell table:style-name="ce22" office:value-type="date" office:date-value="2012-10-01">
            <text:p>01/10/12</text:p>
          </table:table-cell>
          <table:table-cell table:style-name="ce22" office:value-type="date" office:date-value="2012-10-02">
            <text:p>02/10/12</text:p>
          </table:table-cell>
          <table:table-cell table:style-name="ce22" office:value-type="date" office:date-value="2012-10-03">
            <text:p>03/10/12</text:p>
          </table:table-cell>
          <table:table-cell table:style-name="ce22" office:value-type="date" office:date-value="2012-10-04">
            <text:p>04/10/12</text:p>
          </table:table-cell>
          <table:table-cell table:style-name="ce22" office:value-type="date" office:date-value="2012-10-05">
            <text:p>05/10/12</text:p>
          </table:table-cell>
          <table:table-cell table:style-name="ce22" office:value-type="date" office:date-value="2012-10-06">
            <text:p>06/10/12</text:p>
          </table:table-cell>
          <table:table-cell table:style-name="ce22" office:value-type="date" office:date-value="2012-10-07">
            <text:p>07/10/12</text:p>
          </table:table-cell>
          <table:table-cell table:style-name="ce22" office:value-type="date" office:date-value="2012-10-08">
            <text:p>08/10/12</text:p>
          </table:table-cell>
          <table:table-cell table:style-name="ce22" office:value-type="date" office:date-value="2012-10-09">
            <text:p>09/10/12</text:p>
          </table:table-cell>
          <table:table-cell table:style-name="ce22" office:value-type="date" office:date-value="2012-10-10">
            <text:p>10/10/12</text:p>
          </table:table-cell>
          <table:table-cell table:style-name="ce12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Update Solar Panel Class with efficiency loss information.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16" office:value-type="string">
            <text:p>Update Inverter Class with efficiency loss information.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16" office:value-type="string">
            <text:p>Update Unit tests for Solar Panel Class for new information.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16" office:value-type="string">
            <text:p>Update Unit tests for Inverter Class for new information.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16" office:value-type="string">
            <text:p>Update calculation engine in GAE to account for efficiency loss on Solar Panels and Inverters.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16" office:value-type="string">
            <text:p>Update Unit Tests for calculation engine in GAE.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16" office:value-type="string">
            <text:p>Update Results Pane in Desktop to include efficiency loss rows for equipment. (tabulated information pane).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style-name="ce16" office:value-type="string">
            <text:p>Update Unit Tests to ensure this informtion is displayed.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23" table:number-columns-repeated="1004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Create Tariff Class to hold tariff information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style-name="ce23"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18" office:value-type="string">
            <text:p>Create Unit Tests for Class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18" office:value-type="string">
            <text:p>Create Webservice for Tariff Rate looku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18" office:value-type="string">
            <text:p>Create Datastore object to hold tariff information on GA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18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14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6">
            <text:p>6</text:p>
          </table:table-cell>
          <table:table-cell table:style-name="ce18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14"/>
          <table:table-cell table:number-columns-repeated="100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18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14"/>
          <table:table-cell table:number-columns-repeated="1004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Create UI elements to select predefined tariffs, including fetching from webservice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18" office:value-type="string">
            <text:p>Create Unit Tests for UI elements to perform search and field population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19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number-columns-repeated="14"/>
          <table:table-cell table:number-columns-repeated="1004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Update calculation engine in GAE to output power generation figures into the returned results.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9" office:value-type="float" office:value="2">
            <text:p>2</text:p>
          </table:table-cell>
          <table:table-cell table:style-name="ce16" office:value-type="string">
            <text:p>Update Unit Tests for calculation engine in GAE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9" office:value-type="float" office:value="3">
            <text:p>3</text:p>
          </table:table-cell>
          <table:table-cell table:style-name="ce16" office:value-type="string">
            <text:p>Update Results Pane in Desktop to include output power generation row. (tabulated information pane).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Update Unit Tests to ensure this informtion is displayed.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Determine math formulae for the number of hours per day by month based on location on earth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18" office:value-type="string">
            <text:p>Update calculation engine in GAE to account for daylight hours in each month.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14"/>
          <table:table-cell table:number-columns-repeated="1004"/>
        </table:table-row>
        <table:table-row table:style-name="ro2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19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2">
            <text:p>2</text:p>
          </table:table-cell>
          <table:table-cell table:style-name="ce16" office:value-type="string">
            <text:p>Create/Implement Solar Setup Description Pane (Note: Equivalent to WizardSetupDescription Class in desktop)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3">
            <text:p>3</text:p>
          </table:table-cell>
          <table:table-cell table:style-name="ce16" office:value-type="string">
            <text:p>Create/Implement User Costs Pane (Note: Equivalent to WizardUserCosts Class in desktop)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Create/Implement Setup Electrical Pane (Note: Equivalent to WizardSetupElectrical Class in desktop)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5">
            <text:p>5</text:p>
          </table:table-cell>
          <table:table-cell table:style-name="ce16" office:value-type="string">
            <text:p>Create/Implement Solar Panel Configuration Pane (Note: Equivalent to WizardSolarPanels Class in desktop)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6">
            <text:p>6</text:p>
          </table:table-cell>
          <table:table-cell table:style-name="ce16" office:value-type="string">
            <text:p>Create/Implement Solar Setup Confirmation Pane (Note: Equivalent to WizardSetupConfirmation Class in desktop)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7">
            <text:p>7</text:p>
          </table:table-cell>
          <table:table-cell table:style-name="ce16" office:value-type="string">
            <text:p>Create/Implement Solar Results Pane (Note: Equivalent to WizardResults Class in desktop)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number-columns-repeated="1004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Create/Implement Solar Finish Pane (Note: Equivalent to WizardFinish Class in desktop)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number-columns-repeated="1004"/>
        </table:table-row>
        <table:table-row table:style-name="ro2">
          <table:table-cell table:style-name="ce10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20" office:value-type="string">
            <text:p>Create Unit Tests for UI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14"/>
          <table:table-cell table:number-columns-repeated="1004"/>
        </table:table-row>
        <table:table-row table:style-name="ro2" table:number-rows-repeated="2">
          <table:table-cell table:style-name="ce11" table:number-columns-repeated="20"/>
          <table:table-cell table:number-columns-repeated="1004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style-name="ce12" table:number-columns-repeated="2"/>
          <table:table-cell table:style-name="ce21" office:value-type="string">
            <text:p>Total Hours Remaining</text:p>
          </table:table-cell>
          <table:table-cell table:style-name="ce12" table:formula="of:=SUM([.D4:.D37])" office:value-type="float" office:value="73">
            <text:p>73</text:p>
          </table:table-cell>
          <table:table-cell table:style-name="ce21"/>
          <table:table-cell table:style-name="ce12" table:formula="of:=SUM([.F4:.F37])" office:value-type="float" office:value="73">
            <text:p>73</text:p>
          </table:table-cell>
          <table:table-cell table:style-name="ce12" table:formula="of:=SUM([.G4:.G37])" office:value-type="float" office:value="0">
            <text:p>0</text:p>
          </table:table-cell>
          <table:table-cell table:style-name="ce12" table:formula="of:=SUM([.H4:.H37])" office:value-type="float" office:value="0">
            <text:p>0</text:p>
          </table:table-cell>
          <table:table-cell table:style-name="ce12" table:formula="of:=SUM([.I4:.I37])" office:value-type="float" office:value="0">
            <text:p>0</text:p>
          </table:table-cell>
          <table:table-cell table:style-name="ce12" table:formula="of:=SUM([.J4:.J37])" office:value-type="float" office:value="0">
            <text:p>0</text:p>
          </table:table-cell>
          <table:table-cell table:style-name="ce12" table:formula="of:=SUM([.K4:.K37])" office:value-type="float" office:value="0">
            <text:p>0</text:p>
          </table:table-cell>
          <table:table-cell table:style-name="ce12" table:formula="of:=SUM([.L4:.L37])" office:value-type="float" office:value="0">
            <text:p>0</text:p>
          </table:table-cell>
          <table:table-cell table:style-name="ce12" table:formula="of:=SUM([.M4:.M37])" office:value-type="float" office:value="0">
            <text:p>0</text:p>
          </table:table-cell>
          <table:table-cell table:style-name="ce12" table:formula="of:=SUM([.N4:.N37])" office:value-type="float" office:value="0">
            <text:p>0</text:p>
          </table:table-cell>
          <table:table-cell table:style-name="ce12" table:formula="of:=SUM([.O4:.O37])" office:value-type="float" office:value="0">
            <text:p>0</text:p>
          </table:table-cell>
          <table:table-cell table:style-name="ce12" table:formula="of:=SUM([.P4:.P37])" office:value-type="float" office:value="0">
            <text:p>0</text:p>
          </table:table-cell>
          <table:table-cell table:style-name="ce12" table:formula="of:=SUM([.Q4:.Q37])" office:value-type="float" office:value="0">
            <text:p>0</text:p>
          </table:table-cell>
          <table:table-cell table:style-name="ce12" table:formula="of:=SUM([.R4:.R37])" office:value-type="float" office:value="0">
            <text:p>0</text:p>
          </table:table-cell>
          <table:table-cell table:style-name="ce12" table:formula="of:=SUM([.S4:.S37])" office:value-type="float" office:value="0">
            <text:p>0</text:p>
          </table:table-cell>
          <table:table-cell table:style-name="ce12" table:formula="of:=SUM([.T4:.T37])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2" table:number-columns-repeated="2"/>
          <table:table-cell table:style-name="ce21" office:value-type="string">
            <text:p>Tasks Completed</text:p>
          </table:table-cell>
          <table:table-cell table:style-name="ce12"/>
          <table:table-cell table:style-name="ce21"/>
          <table:table-cell table:number-columns-repeated="15" table:style-name="ce12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2" table:number-columns-repeated="2"/>
          <table:table-cell table:style-name="ce21" office:value-type="string">
            <text:p>Tasks Remaining</text:p>
          </table:table-cell>
          <table:table-cell table:style-name="ce12"/>
          <table:table-cell table:style-name="ce21"/>
          <table:table-cell table:style-name="ce12" table:formula="of:=COUNT([.F4:.F37])" office:value-type="float" office:value="34">
            <text:p>34</text:p>
          </table:table-cell>
          <table:table-cell table:style-name="ce12" table:formula="of:=[.F43]-[.G42]" office:value-type="float" office:value="34">
            <text:p>34</text:p>
          </table:table-cell>
          <table:table-cell table:style-name="ce12" table:formula="of:=[.G43]-[.H42]" office:value-type="float" office:value="34">
            <text:p>34</text:p>
          </table:table-cell>
          <table:table-cell table:style-name="ce12" table:formula="of:=[.H43]-[.I42]" office:value-type="float" office:value="34">
            <text:p>34</text:p>
          </table:table-cell>
          <table:table-cell table:style-name="ce12" table:formula="of:=[.I43]-[.J42]" office:value-type="float" office:value="34">
            <text:p>34</text:p>
          </table:table-cell>
          <table:table-cell table:style-name="ce12" table:formula="of:=[.J43]-[.K42]" office:value-type="float" office:value="34">
            <text:p>34</text:p>
          </table:table-cell>
          <table:table-cell table:style-name="ce12" table:formula="of:=[.K43]-[.L42]" office:value-type="float" office:value="34">
            <text:p>34</text:p>
          </table:table-cell>
          <table:table-cell table:style-name="ce12" table:formula="of:=[.L43]-[.M42]" office:value-type="float" office:value="34">
            <text:p>34</text:p>
          </table:table-cell>
          <table:table-cell table:style-name="ce12" table:formula="of:=[.M43]-[.N42]" office:value-type="float" office:value="34">
            <text:p>34</text:p>
          </table:table-cell>
          <table:table-cell table:style-name="ce12" table:formula="of:=[.N43]-[.O42]" office:value-type="float" office:value="34">
            <text:p>34</text:p>
          </table:table-cell>
          <table:table-cell table:style-name="ce12" table:formula="of:=[.O43]-[.P42]" office:value-type="float" office:value="34">
            <text:p>34</text:p>
          </table:table-cell>
          <table:table-cell table:style-name="ce12" table:formula="of:=[.P43]-[.Q42]" office:value-type="float" office:value="34">
            <text:p>34</text:p>
          </table:table-cell>
          <table:table-cell table:style-name="ce12" table:formula="of:=[.Q43]-[.R42]" office:value-type="float" office:value="34">
            <text:p>34</text:p>
          </table:table-cell>
          <table:table-cell table:style-name="ce12" table:formula="of:=[.R43]-[.S42]" office:value-type="float" office:value="34">
            <text:p>34</text:p>
          </table:table-cell>
          <table:table-cell table:style-name="ce12" table:formula="of:=[.S43]-[.T42]" office:value-type="float" office:value="34">
            <text:p>34</text:p>
          </table:table-cell>
          <table:table-cell table:style-name="ce21" table:number-columns-repeated="1004"/>
        </table:table-row>
        <table:table-row table:style-name="ro2">
          <table:table-cell table:style-name="ce12" table:number-columns-repeated="2"/>
          <table:table-cell table:style-name="ce21" office:value-type="string">
            <text:p>Ideal Burndown</text:p>
          </table:table-cell>
          <table:table-cell table:style-name="ce12"/>
          <table:table-cell table:style-name="ce21"/>
          <table:table-cell table:style-name="ce12" office:value-type="float" office:value="73">
            <text:p>73</text:p>
          </table:table-cell>
          <table:table-cell table:style-name="ce12" table:formula="of:=[.$F$44]-([.G45]*[.$F$44]/14)" office:value-type="float" office:value="67.7857142857143">
            <text:p>67.7857142857</text:p>
          </table:table-cell>
          <table:table-cell table:style-name="ce12" table:formula="of:=[.$F$44]-([.H45]*[.$F$44]/14)" office:value-type="float" office:value="62.5714285714286">
            <text:p>62.5714285714</text:p>
          </table:table-cell>
          <table:table-cell table:style-name="ce12" table:formula="of:=[.$F$44]-([.I45]*[.$F$44]/14)" office:value-type="float" office:value="57.3571428571429">
            <text:p>57.3571428571</text:p>
          </table:table-cell>
          <table:table-cell table:style-name="ce12" table:formula="of:=[.$F$44]-([.J45]*[.$F$44]/14)" office:value-type="float" office:value="52.1428571428571">
            <text:p>52.1428571429</text:p>
          </table:table-cell>
          <table:table-cell table:style-name="ce12" table:formula="of:=[.$F$44]-([.K45]*[.$F$44]/14)" office:value-type="float" office:value="46.9285714285714">
            <text:p>46.9285714286</text:p>
          </table:table-cell>
          <table:table-cell table:style-name="ce12" table:formula="of:=[.$F$44]-([.L45]*[.$F$44]/14)" office:value-type="float" office:value="41.7142857142857">
            <text:p>41.7142857143</text:p>
          </table:table-cell>
          <table:table-cell table:style-name="ce12" table:formula="of:=[.$F$44]-([.M45]*[.$F$44]/14)" office:value-type="float" office:value="36.5">
            <text:p>36.5</text:p>
          </table:table-cell>
          <table:table-cell table:style-name="ce12" table:formula="of:=[.$F$44]-([.N45]*[.$F$44]/14)" office:value-type="float" office:value="31.2857142857143">
            <text:p>31.2857142857</text:p>
          </table:table-cell>
          <table:table-cell table:style-name="ce12" table:formula="of:=[.$F$44]-([.O45]*[.$F$44]/14)" office:value-type="float" office:value="26.0714285714286">
            <text:p>26.0714285714</text:p>
          </table:table-cell>
          <table:table-cell table:style-name="ce12" table:formula="of:=[.$F$44]-([.P45]*[.$F$44]/14)" office:value-type="float" office:value="20.8571428571429">
            <text:p>20.8571428571</text:p>
          </table:table-cell>
          <table:table-cell table:style-name="ce12" table:formula="of:=[.$F$44]-([.Q45]*[.$F$44]/14)" office:value-type="float" office:value="15.6428571428571">
            <text:p>15.6428571429</text:p>
          </table:table-cell>
          <table:table-cell table:style-name="ce12" table:formula="of:=[.$F$44]-([.R45]*[.$F$44]/14)" office:value-type="float" office:value="10.4285714285714">
            <text:p>10.4285714286</text:p>
          </table:table-cell>
          <table:table-cell table:style-name="ce12" table:formula="of:=[.$F$44]-([.S45]*[.$F$44]/14)" office:value-type="float" office:value="5.21428571428571">
            <text:p>5.2142857143</text:p>
          </table:table-cell>
          <table:table-cell table:style-name="ce12" table:formula="of:=[.$F$44]-([.T45]*[.$F$44]/14)" office:value-type="float" office:value="0">
            <text:p>0</text:p>
          </table:table-cell>
          <table:table-cell table:style-name="ce21" table:number-columns-repeated="1004"/>
        </table:table-row>
        <table:table-row table:style-name="ro2">
          <table:table-cell table:style-name="ce12" table:number-columns-repeated="2"/>
          <table:table-cell table:style-name="ce21" office:value-type="string">
            <text:p>Day</text:p>
          </table:table-cell>
          <table:table-cell table:style-name="ce12"/>
          <table:table-cell table:style-name="ce21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21" table:number-columns-repeated="100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2" svg:font-family="'DejaVu Sans'"/>
    <style:font-face style:name="Nimbus Sans L1" svg:font-family="'Nimbus Sans L1'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 style:data-style-name="N2" text:time-value="0000-00-00T14:19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16T14:20:00</dc:date>
    <meta:editing-cycles>54</meta:editing-cycles>
    <meta:editing-duration>PT3H45M42S</meta:editing-duration>
    <meta:document-statistic meta:table-count="3" meta:cell-count="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3cm" svg:y="0.537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1:Sheet1.C44 Sheet1.F41:Sheet1.T44" chart:data-source-has-labels="column" svg:x="1.898cm" svg:y="3.356cm" svg:width="32.894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0">
                <text:p>0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3">
                <text:p>73</text:p>
                <draw:g>
                  <svg:desc>Sheet1.F41:Sheet1.T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4">
                <text:p>34</text:p>
                <draw:g>
                  <svg:desc>Sheet1.F43:Sheet1.T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3">
                <text:p>73</text:p>
                <draw:g>
                  <svg:desc>Sheet1.F44:Sheet1.T44</svg:desc>
                </draw:g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6.5">
                <text:p>36.5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